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0.72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0.7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0.7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9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2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2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2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3.245cm" svg:height="0.721cm" svg:x="3.2cm" svg:y="2.179cm">
          <draw:text-box>
            <text:p>"initial commit"</text:p>
          </draw:text-box>
        </draw:frame>
        <draw:frame draw:style-name="gr2" draw:layer="layout" svg:width="3.647cm" svg:height="0.721cm" svg:x="10.353cm" svg:y="2.2cm">
          <draw:text-box>
            <text:p>"second commit"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8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30" draw:text-style-name="P1" draw:layer="layout" svg:width="1.2cm" svg:height="1.3cm" svg:x="5.3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3T17:47:14</dc:date>
    <meta:editing-duration>P1DT14H54M55S</meta:editing-duration>
    <meta:editing-cycles>77</meta:editing-cycles>
    <meta:generator>LibreOffice/3.4$Unix LibreOffice_project/340m1$Build-302</meta:generator>
    <meta:document-statistic meta:object-count="127"/>
  </office:meta>
</office:document-meta>
</file>